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16, 2021 (08:30:31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conditional-operator-optional"/>Conditional Operator (optional)<text:bookmark-end text:name="conditional-operator-optional"/></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0:30:41Z</meta:creation-date>
    <dc:date>2021-06-17T00:30:41Z</dc:date>
    <meta:user-defined meta:name="date" meta:value-type="string">June  16, 2021 (08:30:31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